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35f" officeooo:paragraph-rsid="000fd35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fd35f" officeooo:paragraph-rsid="000fd35f" style:font-weight-asian="bold" style:font-weight-complex="bold"/>
    </style:style>
    <style:style style:name="P4" style:family="paragraph" style:parent-style-name="Standard">
      <style:text-properties officeooo:paragraph-rsid="000fd35f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fd35f"/>
    </style:style>
    <style:style style:name="T2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>Exercice 2 : Quelques évolutions du jeu du devin</text:p>
      <text:p text:style-name="P2"/>
      <text:p text:style-name="P2">2.1. Comment se comporte le programme si l’utilisateur triche en changeant de nombre à trouver</text:p>
      <text:p text:style-name="P2">en cours de partie ? </text:p>
      <text:p text:style-name="P1">Le programme s’arrête au chiffre, il ne comprend pas les commandes affichées car elles ne sont pas valides</text:p>
      <text:p text:style-name="P1"/>
      <text:p text:style-name="P3">2.2. Peut-on garantir que le programme se termine sous réserve que l’utilisateur donne une indication valide (trop grand, trop petit, trouve) ? </text:p>
      <text:p text:style-name="P1"/>
      <text:p text:style-name="P1">Oui </text:p>
      <text:p text:style-name="Standard"/>
      <text:p text:style-name="P2">2.3. Donner la possibilité à l’utilisateur d’utiliser les symboles « &gt; » pour dire trop grand, « &lt; »</text:p>
      <text:p text:style-name="P2">pour dire trop petit et « = » pour dire trouvé.</text:p>
      <text:p text:style-name="P2"/>
      <text:p text:style-name="P2">2.4. Au lieu de chercher le nombre entre 1 et 999, on veut le chercher entre 1 et 9999. Quelles</text:p>
      <text:p text:style-name="P2">modifications faut-il faire ? Normalement, il ne devrait y avoir qu’une seule ligne à changer !</text:p>
      <text:p text:style-name="P2"/>
      <text:p text:style-name="P4"><text:span text:style-name="T1">On doit changer le nombre max</text:span></text:p>
      <text:p text:style-name="P2"/>
      <text:p text:style-name="P2">2.5. L’utilisateur doit pouvoir abandonner la partie en répondant 0 quand le programme attend sa réponse. Le programme doit dire clairement que l’utilisateur a abandonné la partie.</text:p>
      <text:p text:style-name="P2"/>
      <text:p text:style-name="P2"/>
      <text:p text:style-name="P2">2.6. Quand l’utilisateur demande à abandonner, le programme doit lui demander confirmation avant que l’abandon ne soit effectif. </text:p>
      <text:p text:style-name="P2"/>
      <text:p text:style-name="P2"/>
      <text:p text:style-name="P2">2.7. En cas de triche du joueur, il faudrait que le programme demande à l’utilisateur le nombre qu’il avait choisi et lui indique quand il a commis une erreur en évaluant les propositions de la machine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18:02.198551793</meta:creation-date>
    <dc:date>2023-11-01T18:36:59.113885558</dc:date>
    <meta:editing-duration>PT43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23" meta:character-count="1294" meta:non-whitespace-character-count="1081"/>
  </office:meta>
</office:document-meta>
</file>